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9035020" style:family="table" style:master-page-name="ta-mp-0xb9035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903600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0363c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81.04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>
      <style:table-column-properties style:column-width="72.79pt" style:use-optimal-column-width="true"/>
    </style:style>
    <style:style style:name="ACOL-4" style:family="table-column">
      <style:table-column-properties style:column-width="90.00pt" style:use-optimal-column-width="false"/>
    </style:style>
    <style:style style:name="ACOL-5" style:family="table-column">
      <style:table-column-properties style:column-width="102.64pt" style:use-optimal-column-width="true"/>
    </style:style>
    <style:style style:name="ACOL-6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b903502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/>
        <table:table-column table:style-name="ACOL-3"/>
        <table:table-column table:style-name="ACOL-4"/>
        <table:table-column table:style-name="ACOL-5" table:number-columns-repeated="2"/>
        <table:table-column table:style-name="ACOL-0" table:number-columns-repeated="121"/>
        <table:table-row table:style-name="AROW-1">
          <table:table-cell table:style-name="Gnumeric-default" office:value-type="string">
            <text:p>Reactors</text:p>
          </table:table-cell>
          <table:table-cell table:style-name="Gnumeric-default" office:value-type="float" office:value="1">
            <text:p>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DA calculation</text:p>
          </table:table-cell>
          <table:table-cell table:style-name="Gnumeric-default" office:value-type="string">
            <text:p>On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ycles</text:p>
          </table:table-cell>
          <table:table-cell table:style-name="Gnumeric-default" office:value-type="float" office:value="50">
            <text:p>50</text:p>
          </table:table-cell>
          <table:table-cell table:number-columns-repeated="126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2">
          <table:table-cell table:style-name="ACE-0xb90363c4" office:value-type="string">
            <text:p>Reactor</text:p>
          </table:table-cell>
          <table:table-cell table:style-name="ACE-0xb90363c4" office:value-type="string">
            <text:p>Mode</text:p>
          </table:table-cell>
          <table:table-cell table:style-name="ACE-0xb90363c4" office:value-type="string">
            <text:p>Flux</text:p>
          </table:table-cell>
          <table:table-cell table:style-name="ACE-0xb90363c4" office:value-type="string">
            <text:p>Batches</text:p>
          </table:table-cell>
          <table:table-cell table:style-name="ACE-0xb90363c4" office:value-type="string">
            <text:p>Input Isotopes</text:p>
          </table:table-cell>
          <table:table-cell table:style-name="ACE-0xb90363c4" office:value-type="string">
            <text:p>Reactors</text:p>
          </table:table-cell>
          <table:table-cell table:style-name="ACE-0xb90363c4" office:value-type="string">
            <text:p>Simulation Time (s)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FR</text:p>
          </table:table-cell>
          <table:table-cell table:style-name="Gnumeric-default" office:value-type="string">
            <text:p>Forward</text:p>
          </table:table-cell>
          <table:table-cell table:style-name="Gnumeric-default" office:value-type="string">
            <text:p>Eq Pow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.011">
            <text:p>5.011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0">
            <text:p>10</text:p>
          </table:table-cell>
          <table:table-cell table:style-name="Gnumeric-default"/>
          <table:table-cell table:style-name="Gnumeric-default" office:value-type="float" office:value="4.46">
            <text:p>4.46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7">
            <text:p>7</text:p>
          </table:table-cell>
          <table:table-cell table:style-name="Gnumeric-default"/>
          <table:table-cell table:style-name="Gnumeric-default" office:value-type="float" office:value="3.656">
            <text:p>3.656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4">
            <text:p>4</text:p>
          </table:table-cell>
          <table:table-cell table:style-name="Gnumeric-default"/>
          <table:table-cell table:style-name="Gnumeric-default" office:value-type="float" office:value="2.39">
            <text:p>2.39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float" office:value="1.41">
            <text:p>1.41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/>
          <table:table-cell table:style-name="Gnumeric-default" office:value-type="float" office:value="4.686">
            <text:p>4.686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4.915">
            <text:p>4.915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number-columns-repeated="2" table:style-name="Gnumeric-default"/>
          <table:table-cell table:style-name="Gnumeric-default" office:value-type="float" office:value="5.081">
            <text:p>5.081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office:value-type="float" office:value="10">
            <text:p>10</text:p>
          </table:table-cell>
          <table:table-cell table:number-columns-repeated="2" table:style-name="Gnumeric-default"/>
          <table:table-cell table:style-name="Gnumeric-default" office:value-type="float" office:value="6.103">
            <text:p>6.10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LWR</text:p>
          </table:table-cell>
          <table:table-cell table:style-name="Gnumeric-default" office:value-type="string">
            <text:p>Forward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136">
            <text:p>2.136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972">
            <text:p>2.972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3.953">
            <text:p>3.953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5.884">
            <text:p>5.884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10.333">
            <text:p>10.333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20">
            <text:p>20</text:p>
          </table:table-cell>
          <table:table-cell table:style-name="Gnumeric-default" office:value-type="float" office:value="19.928">
            <text:p>19.928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50">
            <text:p>50</text:p>
          </table:table-cell>
          <table:table-cell table:style-name="Gnumeric-default" office:value-type="float" office:value="47.87">
            <text:p>47.87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300">
            <text:p>300</text:p>
          </table:table-cell>
          <table:table-cell table:style-name="Gnumeric-default" table:formula="of:=60*4+59.964" office:value-type="float" office:value="299.964">
            <text:p>299.964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1000">
            <text:p>1000</text:p>
          </table:table-cell>
          <table:table-cell table:style-name="Gnumeric-default" table:formula="of:=60*19+24.511" office:value-type="float" office:value="1164.511">
            <text:p>1164.511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Blend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14">
            <text:p>2.14</text:p>
          </table:table-cell>
          <table:table-cell table:number-columns-repeated="121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3.22">
            <text:p>3.22</text:p>
          </table:table-cell>
          <table:table-cell table:number-columns-repeated="121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number-columns-repeated="2" table:style-name="Gnumeric-default"/>
          <table:table-cell table:style-name="Gnumeric-default" office:value-type="float" office:value="3.68">
            <text:p>3.68</text:p>
          </table:table-cell>
          <table:table-cell table:number-columns-repeated="121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float" office:value="10">
            <text:p>10</text:p>
          </table:table-cell>
          <table:table-cell table:number-columns-repeated="2" table:style-name="Gnumeric-default"/>
          <table:table-cell table:style-name="Gnumeric-default" office:value-type="float" office:value="3.86">
            <text:p>3.86</text:p>
          </table:table-cell>
          <table:table-cell table:number-columns-repeated="121" table:style-name="Gnumeric-default"/>
        </table:table-row>
        <table:table-row table:style-name="AROW-2">
          <table:table-cell table:number-columns-repeated="2" table:style-name="Gnumeric-default"/>
          <table:table-cell table:style-name="Gnumeric-default" office:value-type="string">
            <text:p>Spatial</text:p>
          </table:table-cell>
          <table:table-cell table:style-name="Gnumeric-default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64.2">
            <text:p>64.2</text:p>
          </table:table-cell>
          <table:table-cell table:number-columns-repeated="121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65.8">
            <text:p>65.8</text:p>
          </table:table-cell>
          <table:table-cell table:number-columns-repeated="121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number-columns-repeated="2" table:style-name="Gnumeric-default"/>
          <table:table-cell table:style-name="Gnumeric-default" office:value-type="float" office:value="63.2">
            <text:p>63.2</text:p>
          </table:table-cell>
          <table:table-cell table:number-columns-repeated="121" table:style-name="Gnumeric-default"/>
        </table:table-row>
        <table:table-row table:style-name="AROW-0" table:number-rows-repeated="95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5" gnm:cursor-row="24">
          <gnm:selection gnm:start-col="5" gnm:start-row="24" gnm:end-col="5" gnm:end-row="2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90117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9035020" style:display-name="Sheet1" style:page-layout-name="pl-0xb90117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em </dc:creator>
    <dc:date>2015-06-24T17:27:32Z</dc:date>
    <meta:creation-date>2015-06-23T18:49:48Z</meta:creation-date>
    <meta:editing-cycles>3</meta:editing-cycles>
    <meta:editing-duration>PT33M26S</meta:editing-duration>
    <meta:generator>gnumeric/1.12.9</meta:generator>
    <meta:initial-creator>cem </meta:initial-creator>
  </office:meta>
</office:document-meta>
</file>